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60">
          <table:table-cell table:number-columns-repeated="1024"/>
        </table:table-row>
        <table:table-row table:style-name="ro1">
          <table:table-cell table:number-columns-repeated="491"/>
          <table:table-cell office:value-type="string" calcext:value-type="string">
            <text:p>geyse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geyser_attack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whirlpool_frost_extra_dmg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frost_synergy</text:p>
          </table:table-cell>
          <table:table-cell table:number-columns-repeated="3"/>
          <table:table-cell office:value-type="string" calcext:value-type="string">
            <text:p>volcano_burn_synergy</text:p>
          </table:table-cell>
          <table:table-cell table:number-columns-repeated="5"/>
          <table:table-cell office:value-type="string" calcext:value-type="string">
            <text:p>magma_flower_heal_synergy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rt_of_ice</text:p>
          </table:table-cell>
          <table:table-cell table:number-columns-repeated="3"/>
          <table:table-cell office:value-type="string" calcext:value-type="string">
            <text:p>volcano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ma_flower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_shiver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magic_shield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ma_flower_enhanced_synergy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frostball_frost_essence_gen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essence_synergy</text:p>
          </table:table-cell>
          <table:table-cell table:number-columns-repeated="3"/>
          <table:table-cell office:value-type="string" calcext:value-type="string">
            <text:p>fireball_consume_burn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izzard</text:p>
          </table:table-cell>
          <table:table-cell table:number-columns-repeated="3"/>
          <table:table-cell office:value-type="string" calcext:value-type="string">
            <text:p>fire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azing_infern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_extra_dmg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water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instant_heal_remove_debuff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_magic_shield_synergy</text:p>
          </table:table-cell>
          <table:table-cell table:number-columns-repeated="3"/>
          <table:table-cell office:value-type="string" calcext:value-type="string">
            <text:p>divine_shield</text:p>
          </table:table-cell>
          <table:table-cell table:number-columns-repeated="504"/>
        </table:table-row>
        <table:table-row table:style-name="ro1">
          <table:table-cell table:number-columns-repeated="491"/>
          <table:table-cell table:style-name="ce5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04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righteous_fury_aoe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88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/>
          <table:table-cell table:number-columns-repeated="5" office:value-type="string" calcext:value-type="string">
            <text:p>O</text:p>
          </table:table-cell>
          <table:table-cell table:number-columns-repeated="511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4"/>
          <table:table-cell office:value-type="string" calcext:value-type="string">
            <text:p>nature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_ao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bush_major_thorns_synergy</text:p>
          </table:table-cell>
          <table:table-cell table:number-columns-repeated="3"/>
          <table:table-cell office:value-type="string" calcext:value-type="string">
            <text:p>thunder_spear_lightning_strik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bush</text:p>
          </table:table-cell>
          <table:table-cell table:number-columns-repeated="3"/>
          <table:table-cell office:value-type="string" calcext:value-type="string">
            <text:p>thunder_spea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torm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spear_thunder_essenc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armor_thorns_synergy</text:p>
          </table:table-cell>
          <table:table-cell table:number-columns-repeated="3"/>
          <table:table-cell office:value-type="string" calcext:value-type="string">
            <text:p>thunder_dash_energy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ghtning_totem_static_synergy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table:number-columns-repeated="3"/>
          <table:table-cell office:value-type="string" calcext:value-type="string">
            <text:p>thunder_das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lightning_totem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poisoned_weapons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poisoned_weapons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529"/>
        </table:table-row>
        <table:table-row table:style-name="ro1" table:number-rows-repeated="69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 style:data-style-name="N2" text:time-value="16:44:59.2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2T17:39:47.381000000</dc:date>
    <meta:editing-duration>PT17H7M54S</meta:editing-duration>
    <meta:editing-cycles>67</meta:editing-cycles>
    <meta:generator>Trio_Office/6.2.8.2$Windows_x86 LibreOffice_project/</meta:generator>
    <meta:document-statistic meta:table-count="1" meta:cell-count="268" meta:object-count="0"/>
  </office:meta>
</office:document-meta>
</file>